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g Notes</text:p>
      <text:p text:style-name="P4"/>
      <text:p text:style-name="P4"/>
      <text:p text:style-name="P1">4/11/19</text:p>
      <text:list xml:id="list5114290750488315809" text:style-name="L1">
        <text:list-item>
          <text:p text:style-name="P7">Necromancer needs strike ability or it causes a free strike bug FIXED</text:p>
        </text:list-item>
        <text:list-item>
          <text:p text:style-name="P7">card reward screen</text:p>
          <text:list>
            <text:list-item>
              <text:p text:style-name="P7">'choose one' banner needs to be higher and smaller DONE</text:p>
            </text:list-item>
            <text:list-item>
              <text:p text:style-name="P7">Skip rewards button should say “Continue..” instead DONE</text:p>
            </text:list-item>
            <text:list-item>
              <text:p text:style-name="P7">Leaving the rewards screen shouldnt disable the half faded black screen</text:p>
            </text:list-item>
            <text:list-item>
              <text:p text:style-name="P7">max health text on ability bar displays wrong value: sets current health as the max health text DONE</text:p>
            </text:list-item>
            <text:list-item>
              <text:p text:style-name="P7">activation panel arrow should move a bit faster, or on new turn start DONE</text:p>
            </text:list-item>
            <text:list-item>
              <text:p text:style-name="P7">necromancer summoned skelly after dying from free strike DONE</text:p>
            </text:list-item>
            <text:list-item>
              <text:p text:style-name="P7">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1142929936989365778" text:style-name="L2">
        <text:list-item>
          <text:p text:style-name="P8">Tile hover for spells not disabling for instant cast spells FIXED</text:p>
        </text:list-item>
        <text:list-item>
          <text:p text:style-name="P8">Skeleton king starts with 1hp FIXED</text:p>
        </text:list-item>
        <text:list-item>
          <text:p text:style-name="P8">preparation is not set on cooldown FIXED</text:p>
        </text:list-item>
        <text:list-item>
          <text:p text:style-name="P8">ItemSlot caused null ref exc: missing gold cost text component reference FIXED</text:p>
        </text:list-item>
        <text:list-item>
          <text:p text:style-name="P8">Volatile zombie using strike from 2 tiles away ( possible bug with melee range value, or isTargetInRange() method) FIXED</text:p>
        </text:list-item>
        <text:list-item>
          <text:p text:style-name="P8">poison not working (not damaging on activation end). Rogue took 1 damage instead of 4, other character took 0 damage (maybe code confusing poison and poisonous? FIXED</text:p>
        </text:list-item>
        <text:list-item>
          <text:p text:style-name="P8">'Move' ability does not deduct AP from priest? FIXED</text:p>
        </text:list-item>
        <text:list-item>
          <text:p text:style-name="P8">Tile hover activates on button click if character doesnt have enough AP for the ability FIXED</text:p>
        </text:list-item>
        <text:list-item>
          <text:p text:style-name="P8">update activation panel arrow position on character death FIXED</text:p>
        </text:list-item>
        <text:list-item>
          <text:p text:style-name="P8">Choose an item screen's back button should be lower: it hangs over middle item card FIXED</text:p>
        </text:list-item>
        <text:list-item>
          <text:p text:style-name="P8">Choose an item screen can get duplicate items FIXED</text:p>
        </text:list-item>
        <text:list-item>
          <text:p text:style-name="P8">Health in character data can go into minus FIXED</text:p>
        </text:list-item>
        <text:list-item>
          <text:p text:style-name="P8"><text:soft-page-break/>character data entities with 0hp still get created on combat start FIXED</text:p>
        </text:list-item>
        <text:list-item>
          <text:p text:style-name="P8">mage fleet footed not working if mage has 0 AP FIXED</text:p>
        </text:list-item>
        <text:list-item>
          <text:p text:style-name="P8">skeleton necro: when new zombie is made, arrow panel does not update position FIXED</text:p>
        </text:list-item>
      </text:list>
      <text:p text:style-name="P2"/>
      <text:p text:style-name="P1">Play Test Notes 29/11/19</text:p>
      <text:list xml:id="list607867093435406615" text:style-name="L3">
        <text:list-item>
          <text:p text:style-name="P9">skeleton assasin skipped his turn for no reason (could be a bug with being pinned and IsAbleToTakeAction() method) <text:s/>FIXED</text:p>
          <text:list>
            <text:list-item>
              <text:p text:style-name="P9">(there wasnt any logic for targetting something that wasnt the lowest health enemy)</text:p>
            </text:list-item>
          </text:list>
        </text:list-item>
        <text:list-item>
          <text:p text:style-name="P9">ferryman coin did not actually reward any gold FIXED </text:p>
          <text:list>
            <text:list-item>
              <text:p text:style-name="P9">incorrect string ref: was calling ferryman token, when should say ferryman coin</text:p>
            </text:list-item>
          </text:list>
        </text:list-item>
        <text:list-item>
          <text:p text:style-name="P9">ghoul null ref: doesnt have world space canvas variable assgned in inspector FIXED</text:p>
        </text:list-item>
        <text:list-item>
          <text:p text:style-name="P9">Camp site ui problems</text:p>
          <text:list>
            <text:list-item>
              <text:p text:style-name="P9">camp site character boxes not displaying health correctly FIXED</text:p>
            </text:list-item>
            <text:list-item>
              <text:p text:style-name="P9">rick click should cancel choice OR</text:p>
              <text:list>
                <text:list-item>
                  <text:p text:style-name="P9">make screen similar to mystery event character boxes/panel with back/cancel button</text:p>
                </text:list-item>
              </text:list>
            </text:list-item>
          </text:list>
        </text:list-item>
      </text:list>
      <text:p text:style-name="P2"/>
      <text:p text:style-name="P1">Play Test Notes 10/12/19 (Post visual updates)</text:p>
      <text:list xml:id="list6243799340340601763" text:style-name="L4">
        <text:list-item>
          <text:p text:style-name="P10">block shield icon covers adjacent character UI, should move it so its centre point is on the right edge of the characters health bar FIXED</text:p>
        </text:list-item>
        <text:list-item>
          <text:p text:style-name="P10">poison not actually damaging FIXED</text:p>
        </text:list-item>
        <text:list-item>
          <text:p text:style-name="P10">goblin encounter broken FIXED</text:p>
          <text:list>
            <text:list-item>
              <text:p text:style-name="P10">activation panel looks fucked FIXED</text:p>
            </text:list-item>
            <text:list-item>
              <text:p text:style-name="P10">archers shoot coroutine doesnt complete FIXED</text:p>
            </text:list-item>
            <text:list-item>
              <text:p text:style-name="P10">goblins status panel over hangs health bar a little FIXED</text:p>
            </text:list-item>
          </text:list>
        </text:list-item>
      </text:list>
      <text:list xml:id="list346032698153856752" text:style-name="L5">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from moving while a move action is in process</text:p>
        </text:list-item>
        <text:list-item>
          <text:p text:style-name="P11"><text:soft-page-break/>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11">Activation window health bars not showing on 2<text:span text:style-name="T1">nd</text:span> combat event. Although it showed for a zombie created mid combat FIXED</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1">Play Test Notes 14/12/19</text:p>
      <text:list xml:id="list8912180097197105189" text:style-name="L6">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2"/>
      <text:p text:style-name="P1">Play Test Notes 15/12/19</text:p>
      <text:list xml:id="list6002503684031199862" text:style-name="L7">
        <text:list-item>
          <text:p text:style-name="P13">increase speed of AP bar movement DONE</text:p>
        </text:list-item>
        <text:list-item>
          <text:p text:style-name="P13">quick reflexes movement made skelly mage teleport on the same spot FIXED</text:p>
        </text:list-item>
        <text:list-item>
          <text:p text:style-name="P13">on new combat start, camera ortho size should go back to 4 FIXED</text:p>
        </text:list-item>
        <text:list-item>
          <text:p text:style-name="P13"><text:soft-page-break/>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2"/>
      <text:p text:style-name="P1">Play Testing Notes 21/2/2020</text:p>
      <text:list xml:id="list6808285840924493276" text:style-name="L8">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text:soft-page-break/>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Artifact view panels are too small, font is hard to read FIXED</text:p>
          <text:p text:style-name="P14"/>
        </text:list-item>
      </text:list>
      <text:p text:style-name="P1">Play Testing Notes 23/2/2020 2<text:span text:style-name="T1">nd</text:span> game build</text:p>
      <text:list xml:id="list7003227695837690599" text:style-name="L9">
        <text:list-item>
          <text:p text:style-name="P15"><text:soft-page-break/>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
      <text:list xml:id="list8954838179091890518" text:style-name="L10">
        <text:list-item>
          <text:p text:style-name="P16">character roster models stop playing idle anim after combat FIXED</text:p>
        </text:list-item>
        <text:list-item>
          <text:p text:style-name="P16">loot screen BG should be darker/less transparent FIXED</text:p>
        </text:list-item>
        <text:list-item>
          <text:p text:style-name="P16">basic abilities (strike, shoot etc) should be placed first on the ability bar by default FIXED</text:p>
        </text:list-item>
        <text:list-item>
          <text:p text:style-name="P16">try making elemental enemies more aggresive (or certain types of ellementals). Its a bit boring and annoying that enemies dont advance quickly DONE</text:p>
        </text:list-item>
        <text:list-item>
          <text:p text:style-name="P16">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6">tenacious in brawler try should be +2 not +3 FIXED</text:p>
        </text:list-item>
        <text:list-item>
          <text:p text:style-name="P16">poisoned and burning status icon text needs to be update to say “take fire/poison damage” FIXED</text:p>
        </text:list-item>
        <text:list-item>
          <text:p text:style-name="P16">item card art needs to be updated DONE</text:p>
        </text:list-item>
        <text:list-item>
          <text:p text:style-name="P16">kings decree appeared in the state reward view from combat FIXED</text:p>
        </text:list-item>
        <text:list-item>
          <text:p text:style-name="P16">character roster sliders not working as intended (probably need to cast as float, or divide value by 100?) FIXED</text:p>
        </text:list-item>
        <text:list-item>
          <text:p text:style-name="P16">character roster: view changes between characters is a bit spazzy. Make better code to stop inventory turn on/off at wrong times, etc FIXED</text:p>
        </text:list-item>
        <text:list-item>
          <text:p text:style-name="P16">character roster character buttons should have a glow outline for on mouse over DONE</text:p>
        </text:list-item>
        <text:list-item>
          <text:p text:style-name="P16">story event fade in/out is waaay to fast, slow down fades a lot more FIXED</text:p>
        </text:list-item>
        <text:list-item>
          <text:p text:style-name="P16">treasure room event did not create states correctly. No states appeared in content parent GO? FIXED</text:p>
        </text:list-item>
        <text:list-item>
          <text:p text:style-name="P16">Clicking on treasure chest creates another gain state button. This defintely should not happen (maybe created a bool like chestAlreadyOpened to stop this from happening) FIXED</text:p>
        </text:list-item>
        <text:list-item>
          <text:p text:style-name="P16">middle slash text for health in character data object is not visible FIXED</text:p>
        </text:list-item>
        <text:list-item>
          <text:p text:style-name="P16">score page at end all fucked. Text on buttons doesnt fit, buttons dont slowly fade alpha in, they stay <text:soft-page-break/>at 0. Page screen blends in way too quickly. Total score text doesnt get updated FIXED</text:p>
        </text:list-item>
      </text:list>
      <text:p text:style-name="P2"/>
      <text:p text:style-name="P1">Play Testing Notes 24/2/2020 3<text:span text:style-name="T1">rd</text:span> game build</text:p>
      <text:p text:style-name="P1"/>
      <text:list xml:id="list2840228625575176682" text:style-name="L11">
        <text:list-item>
          <text:p text:style-name="P17">On activation end coroutine should wait while a combat event is still pending DONE</text:p>
        </text:list-item>
        <text:list-item>
          <text:p text:style-name="P17">Ucm in character data still not idling sometimes FIXED</text:p>
        </text:list-item>
        <text:list-item>
          <text:p text:style-name="P17">shield items do not display their enum type name on item card FIXED</text:p>
        </text:list-item>
        <text:list-item>
          <text:p text:style-name="P17">item card weapon damage type images still have the ugly ring frame around it FIXED<text:tab/></text:p>
        </text:list-item>
        <text:list-item>
          <text:p text:style-name="P17">simple shield icon looks shitL change it</text:p>
        </text:list-item>
        <text:list-item>
          <text:p text:style-name="P17">make health bars on entities look nicer DONE</text:p>
        </text:list-item>
        <text:list-item>
          <text:p text:style-name="P17">make health/xp bars on character dat look nicer <text:s/>DONE</text:p>
        </text:list-item>
        <text:list-item>
          <text:p text:style-name="P17">enemy info panels are missing resistance sprites FIXED</text:p>
        </text:list-item>
        <text:list-item>
          <text:p text:style-name="P17">when status manager panel fades out, make sure all status icons on the panel disable their info panels DONE</text:p>
        </text:list-item>
        <text:list-item>
          <text:p text:style-name="P17">right click / cancelling ability order shouldn't deselect a character: should only cancel all orders, disables highlights etc DONE</text:p>
        </text:list-item>
        <text:list-item>
          <text:p text:style-name="P17">blood scarfice should make you lose 5hp not 3 DONE</text:p>
        </text:list-item>
        <text:list-item>
          <text:p text:style-name="P17">skelly assassin did not take free strike against barbarian charging? <text:s/>(free strike not set up for twin strike) FIXED</text:p>
        </text:list-item>
      </text:list>
      <text:p text:style-name="P2"/>
      <text:p text:style-name="P1">Play Testing Notes 3/2/2020 </text:p>
      <text:list xml:id="list2459078383421790398" text:style-name="L12">
        <text:list-item>
          <text:p text:style-name="P18">way farer doesnt sound appealing. Support spells are niche and confusing to new players.</text:p>
        </text:list-item>
        <text:list-item>
          <text:p text:style-name="P18">All the presets abilities and info should be fairly easy to make sense of as a new player.</text:p>
        </text:list-item>
        <text:list-item>
          <text:p text:style-name="P18">For each preset, think of at least 1 item in each slot that would be ideal for them. Use this to inspire item designing</text:p>
        </text:list-item>
        <text:list-item>
          <text:p text:style-name="P18">opportunist passive should give +50 crit chance when back striking instead of +20 melee damage when back striking</text:p>
        </text:list-item>
        <text:list-item>
          <text:p text:style-name="P18">stealth or rapid cloaking needs to be removed. Perhaps stealth is removed and on an epic item instead.</text:p>
        </text:list-item>
        <text:list-item>
          <text:p text:style-name="P18">Try make items fewer for each slot, but more impactful and related to passives more then stats. Try to think what presets and builds would like each item when designing which item passives are best for items.</text:p>
        </text:list-item>
        <text:list-item>
          <text:p text:style-name="P18"><text:soft-page-break/>Itempanelifnohover currently blocks item card views, move to the right side of mouse FIXED</text:p>
        </text:list-item>
        <text:list-item>
          <text:p text:style-name="P19">skeletons minions should have better passives to make them more intersting, somethat the player has to plan around and tech against</text:p>
        </text:list-item>
        <text:list-item>
          <text:p text:style-name="P19">for play testing and idea purposes, play a game where we give every1 of our characters the best in slot items for that build.</text:p>
        </text:list-item>
        <text:list-item>
          <text:p text:style-name="P19">Mouse over fixer idea: if mousing over inventory item, go to right of mouse.</text:p>
        </text:list-item>
        <text:list-item>
          <text:p text:style-name="P19">Info panels should fade in slowly and nicely</text:p>
        </text:list-item>
        <text:list-item>
          <text:p text:style-name="P19">there should be a timer on the passive panel show of 1 sec. If player has moused over and kept their mouse over itemcard for 1 second, start show info panel tabs logic</text:p>
        </text:list-item>
        <text:list-item>
          <text:p text:style-name="P19">idea: passive traits dont exist in talent trees: only items grant passives. Or at least remove some of the passive from trees and give to items (espicialy the passives that are good for many different presets)</text:p>
        </text:list-item>
      </text:list>
      <text:p text:style-name="P5"/>
      <text:p text:style-name="P6">Play Testing Notes 3/2/2020 </text:p>
      <text:list xml:id="list3760009898750190244" text:style-name="L13">
        <text:list-item>
          <text:p text:style-name="P20">On combat start, camera should be at max zoom out ortho size, currently a little too zoomed in FIXED</text:p>
        </text:list-item>
        <text:list-item>
          <text:p text:style-name="P20">alchemist doesnt fit in activation panel: set sprite masks FIXED</text:p>
        </text:list-item>
        <text:list-item>
          <text:p text:style-name="P20">phoenix dive should cost 10 energy not 20 FIXED</text:p>
        </text:list-item>
        <text:list-item>
          <text:p text:style-name="P20">kings speech bubble should a bit lower, and then a bit to the left FIXED</text:p>
        </text:list-item>
        <text:list-item>
          <text:p text:style-name="P20">item mouse over info panel shows arrow even when no panel is shown FIXED</text:p>
        </text:list-item>
        <text:list-item>
          <text:p text:style-name="P20">rogue didnt get enrage from berserker helm? FIXED</text:p>
        </text:list-item>
        <text:list-item>
          <text:p text:style-name="P20">warlock preset learns old abilities, not new ones FIXED</text:p>
        </text:list-item>
        <text:list-item>
          <text:p text:style-name="P20">alchemist defender model gets built from warlock preset FIXED</text:p>
        </text:list-item>
        <text:list-item>
          <text:p text:style-name="P20">warlock shadow blast ability doesnt show description text correctly on ability bar FIXED</text:p>
        </text:list-item>
        <text:list-item>
          <text:p text:style-name="P20">goblin shooty ended turn withoiut doing anything. Could have moved into range of camo shadow blade and shot him in the face?</text:p>
        </text:list-item>
        <text:list-item>
          <text:p text:style-name="P20">Some move abilities (charge and dash) cause cpu lag FIXED</text:p>
        </text:list-item>
        <text:list-item>
          <text:p text:style-name="P20">item card info panel hover doesnt turn off when item card in loot screen is selected FIXED</text:p>
        </text:list-item>
        <text:list-item>
          <text:p text:style-name="P20">item card info panel hover should go to the right of card when in shop (cant see info panels when mousing over far left cards)</text:p>
        </text:list-item>
        <text:list-item>
          <text:p text:style-name="P20">overwatch ability panel says deal 0% damage, make ability data % modifier be 1 to fix FIXED</text:p>
        </text:list-item>
        <text:list-item>
          <text:p text:style-name="P20">camp site fucked: cant remove state. Clicking on the state to remove just applyied well fed state <text:soft-page-break/>FIX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4T14:03:17.72</dc:date>
    <dc:creator>will black</dc:creator>
    <meta:editing-duration>P21DT14H59M1S</meta:editing-duration>
    <meta:editing-cycles>300</meta:editing-cycles>
    <meta:generator>OpenOffice/4.1.6$Win32 OpenOffice.org_project/416m1$Build-9790</meta:generator>
    <meta:document-statistic meta:table-count="0" meta:image-count="0" meta:object-count="0" meta:page-count="9" meta:paragraph-count="186" meta:word-count="2794" meta:character-count="15608"/>
  </office:meta>
</office:document-meta>
</file>